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text-properties officeooo:rsid="004ded37" officeooo:paragraph-rsid="01b529b1"/>
    </style:style>
    <style:style style:name="P2" style:family="paragraph" style:parent-style-name="Title">
      <style:text-properties officeooo:rsid="0190b051" officeooo:paragraph-rsid="0190b051"/>
    </style:style>
    <style:style style:name="P3" style:family="paragraph" style:parent-style-name="Standard">
      <style:text-properties style:font-name="Liberation Serif" officeooo:rsid="0198334b" officeooo:paragraph-rsid="0198334b"/>
    </style:style>
    <style:style style:name="P4" style:family="paragraph" style:parent-style-name="Standard">
      <style:text-properties style:font-name="Liberation Serif" officeooo:rsid="0195c444" officeooo:paragraph-rsid="01998eea"/>
    </style:style>
    <style:style style:name="P5" style:family="paragraph" style:parent-style-name="Standard">
      <style:text-properties style:font-name="Liberation Serif" officeooo:rsid="0195c444" officeooo:paragraph-rsid="019d261d"/>
    </style:style>
    <style:style style:name="P6" style:family="paragraph" style:parent-style-name="Standard">
      <style:text-properties style:font-name="Liberation Serif" officeooo:rsid="0195c444" officeooo:paragraph-rsid="01c87f2e"/>
    </style:style>
    <style:style style:name="P7" style:family="paragraph" style:parent-style-name="Standard">
      <style:text-properties style:font-name="Liberation Serif" officeooo:rsid="01934c6a" officeooo:paragraph-rsid="01998eea" fo:background-color="transparent"/>
    </style:style>
    <style:style style:name="P8" style:family="paragraph" style:parent-style-name="Standard">
      <style:text-properties style:font-name="Liberation Serif" officeooo:rsid="005d5ece" officeooo:paragraph-rsid="0198334b" fo:background-color="transparent"/>
    </style:style>
    <style:style style:name="P9" style:family="paragraph" style:parent-style-name="Standard">
      <style:text-properties style:font-name="Liberation Serif" officeooo:rsid="0090e13a" officeooo:paragraph-rsid="01bc315a" fo:background-color="transparent"/>
    </style:style>
    <style:style style:name="P10" style:family="paragraph" style:parent-style-name="Standard">
      <style:text-properties style:font-name="Liberation Serif" officeooo:rsid="009f208a" officeooo:paragraph-rsid="01998eea" fo:background-color="transparent"/>
    </style:style>
    <style:style style:name="P11" style:family="paragraph" style:parent-style-name="Standard">
      <style:text-properties style:font-name="Liberation Serif" officeooo:paragraph-rsid="01a90377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d06f4" style:text-blinking="false" fo:background-color="transparent"/>
    </style:style>
    <style:style style:name="P13" style:family="paragraph" style:parent-style-name="Standard">
      <style:text-properties officeooo:rsid="01a395b3" officeooo:paragraph-rsid="01998eea" fo:background-color="transparent"/>
    </style:style>
    <style:style style:name="P14" style:family="paragraph" style:parent-style-name="Standard">
      <style:text-properties officeooo:paragraph-rsid="01bc315a" fo:background-color="transparent"/>
    </style:style>
    <style:style style:name="P15" style:family="paragraph" style:parent-style-name="Standard">
      <style:text-properties officeooo:rsid="00d45988" officeooo:paragraph-rsid="01bea919" fo:background-color="transparent"/>
    </style:style>
    <style:style style:name="P16" style:family="paragraph" style:parent-style-name="Standard">
      <style:text-properties officeooo:rsid="0212cc92" officeooo:paragraph-rsid="01c329f3" fo:background-color="transparent"/>
    </style:style>
    <style:style style:name="P17" style:family="paragraph" style:parent-style-name="Standard">
      <style:text-properties officeooo:rsid="0053ae99" officeooo:paragraph-rsid="021a653c" fo:background-color="transparent"/>
    </style:style>
    <style:style style:name="P18" style:family="paragraph" style:parent-style-name="Standard">
      <style:text-properties officeooo:paragraph-rsid="01998eea"/>
    </style:style>
    <style:style style:name="P19" style:family="paragraph" style:parent-style-name="Standard">
      <style:text-properties officeooo:rsid="01a395b3" officeooo:paragraph-rsid="01bc315a" fo:background-color="#fff200"/>
    </style:style>
    <style:style style:name="P20" style:family="paragraph" style:parent-style-name="Standard">
      <style:text-properties fo:font-weight="bold" officeooo:paragraph-rsid="01998eea" style:font-weight-asian="bold" style:font-weight-complex="bold"/>
    </style:style>
    <style:style style:name="P21" style:family="paragraph" style:parent-style-name="Standard">
      <style:text-properties officeooo:paragraph-rsid="01c329f3"/>
    </style:style>
    <style:style style:name="P22" style:family="paragraph" style:parent-style-name="Standard">
      <style:text-properties officeooo:rsid="006e9c4b" officeooo:paragraph-rsid="01c329f3"/>
    </style:style>
    <style:style style:name="P23" style:family="paragraph" style:parent-style-name="Standard">
      <style:text-properties officeooo:rsid="01b7d5c0" officeooo:paragraph-rsid="01c329f3"/>
    </style:style>
    <style:style style:name="P24" style:family="paragraph" style:parent-style-name="Standard">
      <style:text-properties officeooo:rsid="0212cc92" officeooo:paragraph-rsid="01c329f3"/>
    </style:style>
    <style:style style:name="P25" style:family="paragraph" style:parent-style-name="Standard">
      <style:text-properties fo:font-weight="normal" officeooo:rsid="0212cc92" officeooo:paragraph-rsid="01c329f3" style:font-weight-asian="normal" style:font-weight-complex="normal"/>
    </style:style>
    <style:style style:name="P26" style:family="paragraph" style:parent-style-name="Heading_20_1">
      <style:text-properties officeooo:rsid="00558d39" officeooo:paragraph-rsid="01b54cea" fo:background-color="transparent"/>
    </style:style>
    <style:style style:name="P27" style:family="paragraph" style:parent-style-name="Heading_20_1">
      <style:text-properties officeooo:paragraph-rsid="01bc315a"/>
    </style:style>
    <style:style style:name="P28" style:family="paragraph" style:parent-style-name="Heading_20_1">
      <style:text-properties style:font-name="Liberation Sans" officeooo:paragraph-rsid="01bc315a"/>
    </style:style>
    <style:style style:name="P29" style:family="paragraph" style:parent-style-name="Standard">
      <style:text-properties style:font-name="Liberation Serif" officeooo:rsid="0198334b" officeooo:paragraph-rsid="0198334b" fo:background-color="transparent"/>
    </style:style>
    <style:style style:name="P30" style:family="paragraph" style:parent-style-name="Standard">
      <style:text-properties fo:font-weight="normal" officeooo:rsid="01992610" officeooo:paragraph-rsid="01bc315a" fo:background-color="transparent" style:font-weight-asian="normal" style:font-weight-complex="normal"/>
    </style:style>
    <style:style style:name="T1" style:family="text">
      <style:text-properties style:text-position="super 58%" officeooo:rsid="007dee78"/>
    </style:style>
    <style:style style:name="T2" style:family="text">
      <style:text-properties officeooo:rsid="01967a46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5d5ece" fo:background-color="transparent" loext:char-shading-value="0"/>
    </style:style>
    <style:style style:name="T5" style:family="text">
      <style:text-properties officeooo:rsid="01998eea" fo:background-color="transparent" loext:char-shading-value="0"/>
    </style:style>
    <style:style style:name="T6" style:family="text">
      <style:text-properties officeooo:rsid="019305df" fo:background-color="transparent" loext:char-shading-value="0"/>
    </style:style>
    <style:style style:name="T7" style:family="text">
      <style:text-properties officeooo:rsid="01ae6bbe" fo:background-color="transparent" loext:char-shading-value="0"/>
    </style:style>
    <style:style style:name="T8" style:family="text">
      <style:text-properties officeooo:rsid="01b3e588" fo:background-color="transparent" loext:char-shading-value="0"/>
    </style:style>
    <style:style style:name="T9" style:family="text">
      <style:text-properties style:font-name="Liberation Serif" fo:font-style="italic" fo:font-weight="normal" officeooo:rsid="01ba61a6" fo:background-color="transparent" loext:char-shading-value="0" style:font-style-asian="italic" style:font-weight-asian="normal" style:font-style-complex="italic" style:font-weight-complex="normal"/>
    </style:style>
    <style:style style:name="T10" style:family="text">
      <style:text-properties style:font-name="Liberation Serif" fo:font-style="italic" fo:font-weight="normal" officeooo:rsid="01c52447" fo:background-color="transparent" loext:char-shading-value="0" style:font-style-asian="italic" style:font-weight-asian="normal" style:font-style-complex="italic" style:font-weight-complex="normal"/>
    </style:style>
    <style:style style:name="T11" style:family="text">
      <style:text-properties style:font-name="Liberation Serif" fo:font-style="italic" fo:font-weight="normal" officeooo:rsid="01c87f2e" fo:background-color="transparent" loext:char-shading-value="0" style:font-style-asian="italic" style:font-weight-asian="normal" style:font-style-complex="italic" style:font-weight-complex="normal"/>
    </style:style>
    <style:style style:name="T12" style:family="text">
      <style:text-properties style:font-name="Liberation Serif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3" style:family="text">
      <style:text-properties style:font-name="Liberation Serif" fo:font-style="normal" fo:font-weight="normal" officeooo:rsid="01b44494" fo:background-color="transparent" loext:char-shading-value="0" style:font-style-asian="normal" style:font-weight-asian="normal" style:font-style-complex="normal" style:font-weight-complex="normal"/>
    </style:style>
    <style:style style:name="T14" style:family="text">
      <style:text-properties style:font-name="Liberation Serif" fo:font-style="normal" fo:font-weight="normal" officeooo:rsid="01b2b3ed" fo:background-color="transparent" loext:char-shading-value="0" style:font-style-asian="normal" style:font-weight-asian="normal" style:font-style-complex="normal" style:font-weight-complex="normal"/>
    </style:style>
    <style:style style:name="T15" style:family="text">
      <style:text-properties style:font-name="Liberation Serif" fo:font-style="normal" fo:font-weight="normal" officeooo:rsid="01bdeb38" fo:background-color="transparent" loext:char-shading-value="0" style:font-style-asian="normal" style:font-weight-asian="normal" style:font-style-complex="normal" style:font-weight-complex="normal"/>
    </style:style>
    <style:style style:name="T16" style:family="text">
      <style:text-properties style:font-name="Liberation Serif" fo:font-style="normal" fo:font-weight="normal" officeooo:rsid="01934c6a" fo:background-color="transparent" loext:char-shading-value="0" style:font-style-asian="normal" style:font-weight-asian="normal" style:font-style-complex="normal" style:font-weight-complex="normal"/>
    </style:style>
    <style:style style:name="T17" style:family="text">
      <style:text-properties style:font-name="Liberation Serif" fo:font-style="normal" fo:font-weight="normal" officeooo:rsid="019d261d" fo:background-color="transparent" loext:char-shading-value="0" style:font-style-asian="normal" style:font-weight-asian="normal" style:font-style-complex="normal" style:font-weight-complex="normal"/>
    </style:style>
    <style:style style:name="T18" style:family="text">
      <style:text-properties style:font-name="Liberation Serif" fo:font-style="normal" fo:font-weight="normal" officeooo:rsid="0053ae99" fo:background-color="transparent" loext:char-shading-value="0" style:font-style-asian="normal" style:font-weight-asian="normal" style:font-style-complex="normal" style:font-weight-complex="normal"/>
    </style:style>
    <style:style style:name="T19" style:family="text">
      <style:text-properties style:font-name="Liberation Serif" fo:font-style="normal" fo:font-weight="normal" officeooo:rsid="00a9c481" fo:background-color="transparent" loext:char-shading-value="0" style:font-style-asian="normal" style:font-weight-asian="normal" style:font-style-complex="normal" style:font-weight-complex="normal"/>
    </style:style>
    <style:style style:name="T20" style:family="text">
      <style:text-properties style:font-name="Liberation Serif" fo:font-style="normal" fo:font-weight="normal" officeooo:rsid="01bc315a" fo:background-color="transparent" loext:char-shading-value="0" style:font-style-asian="normal" style:font-weight-asian="normal" style:font-style-complex="normal" style:font-weight-complex="normal"/>
    </style:style>
    <style:style style:name="T21" style:family="text">
      <style:text-properties style:font-name="Liberation Serif" fo:font-style="normal" fo:font-weight="normal" officeooo:rsid="007306ea" style:font-style-asian="normal" style:font-weight-asian="normal" style:font-style-complex="normal" style:font-weight-complex="normal"/>
    </style:style>
    <style:style style:name="T22" style:family="text">
      <style:text-properties style:font-name="Liberation Serif" fo:font-style="normal" fo:font-weight="normal" officeooo:rsid="01b8e200" style:font-style-asian="normal" style:font-weight-asian="normal" style:font-style-complex="normal" style:font-weight-complex="normal"/>
    </style:style>
    <style:style style:name="T23" style:family="text">
      <style:text-properties style:font-name="Liberation Serif" fo:font-style="normal" fo:font-weight="normal" officeooo:rsid="01ba61a6" style:font-style-asian="normal" style:font-weight-asian="normal" style:font-style-complex="normal" style:font-weight-complex="normal"/>
    </style:style>
    <style:style style:name="T24" style:family="text">
      <style:text-properties style:font-name="Liberation Serif" fo:font-style="normal" fo:font-weight="normal" officeooo:rsid="01b44494" style:font-style-asian="normal" style:font-weight-asian="normal" style:font-style-complex="normal" style:font-weight-complex="normal"/>
    </style:style>
    <style:style style:name="T25" style:family="text">
      <style:text-properties style:font-name="Liberation Serif" fo:font-style="normal" fo:font-weight="normal" officeooo:rsid="0053ae99" style:font-style-asian="normal" style:font-weight-asian="normal" style:font-style-complex="normal" style:font-weight-complex="normal"/>
    </style:style>
    <style:style style:name="T26" style:family="text">
      <style:text-properties style:font-name="Liberation Serif" fo:font-style="normal" fo:font-weight="normal" officeooo:rsid="00a9c481" style:font-style-asian="normal" style:font-weight-asian="normal" style:font-style-complex="normal" style:font-weight-complex="normal"/>
    </style:style>
    <style:style style:name="T27" style:family="text">
      <style:text-properties style:font-name="Liberation Serif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28" style:family="text">
      <style:text-properties style:font-name="Liberation Serif" fo:font-style="normal" fo:font-weight="bold" officeooo:rsid="01bdeb38" fo:background-color="transparent" loext:char-shading-value="0" style:font-style-asian="normal" style:font-weight-asian="bold" style:font-style-complex="normal" style:font-weight-complex="bold"/>
    </style:style>
    <style:style style:name="T29" style:family="text">
      <style:text-properties style:font-name="Liberation Serif" fo:font-style="normal" fo:font-weight="bold" officeooo:rsid="019d261d" fo:background-color="transparent" loext:char-shading-value="0" style:font-style-asian="normal" style:font-weight-asian="bold" style:font-style-complex="normal" style:font-weight-complex="bold"/>
    </style:style>
    <style:style style:name="T30" style:family="text">
      <style:text-properties style:font-name="Liberation Serif" fo:font-style="normal" fo:font-weight="bold" officeooo:rsid="01bdeb38" style:font-style-asian="normal" style:font-weight-asian="bold" style:font-style-complex="normal" style:font-weight-complex="bold"/>
    </style:style>
    <style:style style:name="T31" style:family="text">
      <style:text-properties style:font-name="Liberation Serif" fo:font-style="normal" fo:font-weight="bold" officeooo:rsid="01b54cea" style:font-style-asian="normal" style:font-weight-asian="bold" style:font-style-complex="normal" style:font-weight-complex="bold"/>
    </style:style>
    <style:style style:name="T32" style:family="text">
      <style:text-properties style:font-name="Liberation Serif" fo:font-weight="bold" officeooo:rsid="01f0d908" style:font-weight-asian="bold" style:font-weight-complex="bold"/>
    </style:style>
    <style:style style:name="T33" style:family="text">
      <style:text-properties style:font-name="Liberation Serif" fo:font-weight="bold" officeooo:rsid="0145f457" style:font-weight-asian="bold" style:font-weight-complex="bold"/>
    </style:style>
    <style:style style:name="T34" style:family="text">
      <style:text-properties style:font-name="Liberation Serif" fo:font-weight="bold" officeooo:rsid="01463b1d" style:font-weight-asian="bold" style:font-weight-complex="bold"/>
    </style:style>
    <style:style style:name="T35" style:family="text">
      <style:text-properties style:font-name="Liberation Serif" fo:font-weight="bold" officeooo:rsid="00f2e337" style:font-weight-asian="bold" style:font-weight-complex="bold"/>
    </style:style>
    <style:style style:name="T36" style:family="text">
      <style:text-properties style:font-name="Liberation Serif" fo:font-weight="normal" officeooo:rsid="0090e13a" fo:background-color="#ffffff" loext:char-shading-value="0" style:font-weight-asian="normal" style:font-weight-complex="normal"/>
    </style:style>
    <style:style style:name="T37" style:family="text">
      <style:text-properties style:font-name="Liberation Serif" fo:font-weight="normal" officeooo:rsid="013fe123" fo:background-color="#ffffff" loext:char-shading-value="0" style:font-weight-asian="normal" style:font-weight-complex="normal"/>
    </style:style>
    <style:style style:name="T38" style:family="text">
      <style:text-properties style:font-name="Liberation Serif" fo:font-weight="normal" officeooo:rsid="0090941a" fo:background-color="#ffffff" loext:char-shading-value="0" style:font-weight-asian="normal" style:font-weight-complex="normal"/>
    </style:style>
    <style:style style:name="T39" style:family="text">
      <style:text-properties fo:font-weight="bold" officeooo:rsid="01db1dd8" fo:background-color="transparent" loext:char-shading-value="0" style:font-weight-asian="bold" style:font-weight-complex="bold"/>
    </style:style>
    <style:style style:name="T40" style:family="text">
      <style:text-properties fo:font-weight="bold" officeooo:rsid="01ae6bbe" fo:background-color="transparent" loext:char-shading-value="0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7306ea" style:font-weight-asian="bold" style:font-weight-complex="bold"/>
    </style:style>
    <style:style style:name="T43" style:family="text">
      <style:text-properties fo:font-weight="bold" officeooo:rsid="01f0d908" style:font-weight-asian="bold" style:font-weight-complex="bold"/>
    </style:style>
    <style:style style:name="T44" style:family="text">
      <style:text-properties fo:font-weight="bold" officeooo:rsid="0145f457" style:font-weight-asian="bold" style:font-weight-complex="bold"/>
    </style:style>
    <style:style style:name="T45" style:family="text">
      <style:text-properties fo:font-weight="bold" officeooo:rsid="01b4da44" style:font-weight-asian="bold" style:font-weight-complex="bold"/>
    </style:style>
    <style:style style:name="T46" style:family="text">
      <style:text-properties fo:font-weight="bold" officeooo:rsid="01c14326" style:font-weight-asian="bold" style:font-weight-complex="bold"/>
    </style:style>
    <style:style style:name="T47" style:family="text">
      <style:text-properties fo:font-weight="bold" officeooo:rsid="01c329f3" style:font-weight-asian="bold" style:font-weight-complex="bold"/>
    </style:style>
    <style:style style:name="T48" style:family="text">
      <style:text-properties officeooo:rsid="007306ea"/>
    </style:style>
    <style:style style:name="T49" style:family="text">
      <style:text-properties fo:font-weight="normal" officeooo:rsid="006921b1" fo:background-color="transparent" loext:char-shading-value="0" style:font-weight-asian="normal" style:font-weight-complex="normal"/>
    </style:style>
    <style:style style:name="T50" style:family="text">
      <style:text-properties fo:font-weight="normal" officeooo:rsid="007306ea" fo:background-color="transparent" loext:char-shading-value="0" style:font-weight-asian="normal" style:font-weight-complex="normal"/>
    </style:style>
    <style:style style:name="T51" style:family="text">
      <style:text-properties fo:font-weight="normal" officeooo:rsid="01992610" fo:background-color="transparent" loext:char-shading-value="0" style:font-weight-asian="normal" style:font-weight-complex="normal"/>
    </style:style>
    <style:style style:name="T52" style:family="text">
      <style:text-properties fo:font-weight="normal" officeooo:rsid="0212cc92" fo:background-color="transparent" loext:char-shading-value="0" style:font-weight-asian="normal" style:font-weight-complex="normal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weight="normal" officeooo:rsid="01146aef" style:font-weight-asian="normal" style:font-weight-complex="normal"/>
    </style:style>
    <style:style style:name="T55" style:family="text">
      <style:text-properties fo:color="#72bf44" fo:font-weight="bold" officeooo:rsid="01db1dd8" style:font-weight-asian="bold" style:font-weight-complex="bold"/>
    </style:style>
    <style:style style:name="T56" style:family="text">
      <style:text-properties fo:color="#72bf44" fo:font-weight="bold" officeooo:rsid="01998eea" style:font-weight-asian="bold" style:font-weight-complex="bold"/>
    </style:style>
    <style:style style:name="T57" style:family="text">
      <style:text-properties fo:color="#72bf44" style:font-name="Liberation Serif" fo:font-weight="bold" officeooo:rsid="0226208d" fo:background-color="#ffffff" loext:char-shading-value="0" style:font-weight-asian="bold" style:font-weight-complex="bold"/>
    </style:style>
    <style:style style:name="T58" style:family="text">
      <style:text-properties officeooo:rsid="01f5ca89"/>
    </style:style>
    <style:style style:name="T59" style:family="text">
      <style:text-properties officeooo:rsid="01b54cea"/>
    </style:style>
    <style:style style:name="T60" style:family="text">
      <style:text-properties fo:color="#ce181e" style:font-name="Liberation Serif" fo:font-style="normal" fo:font-weight="bold" officeooo:rsid="01f0d908" fo:background-color="transparent" loext:char-shading-value="0" style:font-style-asian="normal" style:font-weight-asian="bold" style:font-style-complex="normal" style:font-weight-complex="bold"/>
    </style:style>
    <style:style style:name="T61" style:family="text">
      <style:text-properties fo:color="#ce181e" style:font-name="Liberation Serif" fo:font-style="normal" fo:font-weight="bold" officeooo:rsid="01bc315a" fo:background-color="transparent" loext:char-shading-value="0" style:font-style-asian="normal" style:font-weight-asian="bold" style:font-style-complex="normal" style:font-weight-complex="bold"/>
    </style:style>
    <style:style style:name="T62" style:family="text">
      <style:text-properties fo:color="#ce181e" style:font-name="Liberation Serif" fo:font-style="normal" fo:font-weight="bold" officeooo:rsid="00f84be3" fo:background-color="#ffffff" loext:char-shading-value="0" style:font-style-asian="normal" style:font-weight-asian="bold" style:font-style-complex="normal" style:font-weight-complex="bold"/>
    </style:style>
    <style:style style:name="T63" style:family="text">
      <style:text-properties fo:color="#ce181e" style:font-name="Liberation Serif" fo:font-style="normal" fo:font-weight="bold" officeooo:rsid="00f13402" fo:background-color="#ffffff" loext:char-shading-value="0" style:font-style-asian="normal" style:font-weight-asian="bold" style:font-style-complex="normal" style:font-weight-complex="bold"/>
    </style:style>
    <style:style style:name="T64" style:family="text">
      <style:text-properties fo:color="#ce181e" style:font-name="Liberation Serif" fo:font-weight="bold" officeooo:rsid="007c60da" style:font-weight-asian="bold" style:font-weight-complex="bold"/>
    </style:style>
    <style:style style:name="T65" style:family="text">
      <style:text-properties fo:color="#ce181e" style:font-name="Liberation Serif" fo:font-weight="bold" officeooo:rsid="00f84be3" style:font-weight-asian="bold" style:font-weight-complex="bold"/>
    </style:style>
    <style:style style:name="T66" style:family="text">
      <style:text-properties fo:color="#ce181e" style:font-name="Liberation Serif" fo:font-weight="bold" officeooo:rsid="01247d04" style:font-weight-asian="bold" style:font-weight-complex="bold"/>
    </style:style>
    <style:style style:name="T67" style:family="text">
      <style:text-properties style:use-window-font-color="true" style:font-name="Liberation Serif" fo:font-style="normal" fo:font-weight="normal" officeooo:rsid="01f0d908" fo:background-color="transparent" loext:char-shading-value="0" style:font-style-asian="normal" style:font-weight-asian="normal" style:font-style-complex="normal" style:font-weight-complex="normal"/>
    </style:style>
    <style:style style:name="T68" style:family="text">
      <style:text-properties style:use-window-font-color="true" style:font-name="Liberation Serif" fo:font-weight="normal" officeooo:rsid="013fe123" fo:background-color="#ffffff" loext:char-shading-value="0" style:font-weight-asian="normal" style:font-weight-complex="normal"/>
    </style:style>
    <style:style style:name="T69" style:family="text">
      <style:text-properties style:use-window-font-color="true" style:font-name="Liberation Serif" fo:font-weight="normal" officeooo:rsid="0096fabb" fo:background-color="#ffffff" loext:char-shading-value="0" style:font-weight-asian="normal" style:font-weight-complex="normal"/>
    </style:style>
    <style:style style:name="T70" style:family="text">
      <style:text-properties style:font-name="Liberation Sans"/>
    </style:style>
    <style:style style:name="T71" style:family="text">
      <style:text-properties fo:color="#000000" style:font-name="Liberation Serif" fo:font-weight="normal" officeooo:rsid="00f2e337" style:font-weight-asian="normal" style:font-weight-complex="normal"/>
    </style:style>
    <style:style style:name="T72" style:family="text">
      <style:text-properties fo:color="#000000" style:font-name="Liberation Serif" fo:font-weight="normal" officeooo:rsid="007c60da" style:font-weight-asian="normal" style:font-weight-complex="normal"/>
    </style:style>
    <style:style style:name="T73" style:family="text">
      <style:text-properties fo:color="#000000" style:font-name="Liberation Serif" fo:font-weight="normal" officeooo:rsid="009ee034" style:font-weight-asian="normal" style:font-weight-complex="normal"/>
    </style:style>
    <style:style style:name="T74" style:family="text">
      <style:text-properties fo:color="#000000" style:font-name="Liberation Serif" fo:font-weight="normal" officeooo:rsid="008b1b53" style:font-weight-asian="normal" style:font-weight-complex="normal"/>
    </style:style>
    <style:style style:name="T75" style:family="text">
      <style:text-properties fo:color="#000000" style:font-name="Liberation Serif" fo:font-weight="normal" officeooo:rsid="01562b42" style:font-weight-asian="normal" style:font-weight-complex="normal"/>
    </style:style>
    <style:style style:name="T76" style:family="text">
      <style:text-properties fo:color="#000000" style:font-name="Liberation Serif" fo:font-style="normal" fo:font-weight="normal" officeooo:rsid="00a9c481" style:font-style-asian="normal" style:font-weight-asian="normal" style:font-style-complex="normal" style:font-weight-complex="normal"/>
    </style:style>
    <style:style style:name="T77" style:family="text">
      <style:text-properties fo:color="#000000" style:font-name="Liberation Serif" fo:font-style="normal" fo:font-weight="normal" fo:background-color="#ffffff" loext:char-shading-value="0" style:font-style-asian="normal" style:font-weight-asian="normal" style:font-style-complex="normal" style:font-weight-complex="normal"/>
    </style:style>
    <style:style style:name="T78" style:family="text">
      <style:text-properties fo:color="#000000" style:font-name="Liberation Serif" fo:font-style="normal" fo:font-weight="normal" officeooo:rsid="0090941a" fo:background-color="#ffffff" loext:char-shading-value="0" style:font-style-asian="normal" style:font-weight-asian="normal" style:font-style-complex="normal" style:font-weight-complex="normal"/>
    </style:style>
    <style:style style:name="T79" style:family="text">
      <style:text-properties officeooo:rsid="00948b82"/>
    </style:style>
    <style:style style:name="T80" style:family="text">
      <style:text-properties officeooo:rsid="0212cc92"/>
    </style:style>
    <style:style style:name="T81" style:family="text">
      <style:text-properties officeooo:rsid="0226208d"/>
    </style:style>
    <style:style style:name="T82" style:family="text">
      <style:text-properties officeooo:rsid="013fe1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arkFun <text:span text:style-name="T2">ICM20948 IMU</text:span></text:p>
      <text:p text:style-name="P12"/>
      <text:p text:style-name="P11"><text:span text:style-name="T4">We use th</text:span><text:span text:style-name="T6">e </text:span><text:a xlink:type="simple" xlink:href="https://www.sparkfun.com/" text:style-name="Internet_20_link" text:visited-style-name="Visited_20_Internet_20_Link"><text:span text:style-name="T6">SparkFun</text:span></text:a><text:span text:style-name="T6"> </text:span><text:a xlink:type="simple" xlink:href="https://www.sparkfun.com/products/15335" text:style-name="Internet_20_link" text:visited-style-name="Visited_20_Internet_20_Link"><text:span text:style-name="T4">ICM-20948 9DoF IMU</text:span></text:a><text:span text:style-name="T4"> </text:span><text:span text:style-name="T7">as our </text:span><text:span text:style-name="T8">Body Frame</text:span><text:span text:style-name="T40"> IMU</text:span><text:span text:style-name="T7">.</text:span></text:p>
      <text:p text:style-name="P8"/>
      <text:p text:style-name="P3"><text:span text:style-name="T4">S</text:span><text:span text:style-name="T3">par</text:span><text:span text:style-name="T5">k</text:span><text:span text:style-name="T3">Fun provides a </text:span><text:a xlink:type="simple" xlink:href="https://learn.sparkfun.com/tutorials/sparkfun-9dof-imu-icm-20948-breakout-hookup-guide?_ga=2.160905533.1034032927.1615698744-819424948.1603593993&amp;_gac=1.216562916.1613962000.Cj0KCQiApsiBBhCKARIsAN8o_4g9jEuiS7oNLbFU6g4ClCaIAbzBKGNsGeNkIsMZ_3BD3kr_LaXpgNMaAsFgEALw_wcB" text:style-name="Internet_20_link" text:visited-style-name="Visited_20_Internet_20_Link"><text:span text:style-name="T3">Hookup Guide for the SparkFun ICM20948 9DoF IMU</text:span></text:a><text:span text:style-name="T3">.</text:span></text:p>
      <text:p text:style-name="P29"/>
      <text:h text:style-name="P26" text:outline-level="1">Arduino <text:span text:style-name="T58">IDE</text:span></text:h>
      <text:p text:style-name="P18"><text:span text:style-name="T48">We use the </text:span><text:a xlink:type="simple" xlink:href="https://github.com/sparkfun/SparkFun_ICM-20948_ArduinoLibrary" text:style-name="Internet_20_link" text:visited-style-name="Visited_20_Internet_20_Link"><text:span text:style-name="T48">SparkFun ICM20948 Library</text:span></text:a><text:span text:style-name="T48">.</text:span></text:p>
      <text:p text:style-name="P20"/>
      <text:p text:style-name="P22">Open Arduino IDE</text:p>
      <text:p text:style-name="P22">$: <text:span text:style-name="T80">sudo </text:span>arduino</text:p>
      <text:p text:style-name="P18">&gt; Select Sketch&gt;Include Library&gt;Manage Libraries…</text:p>
      <text:p text:style-name="P18">&gt; Select <text:bookmark-start text:name="__DdeLink__2203_4031860680"/><text:bookmark-start text:name="__DdeLink__408_4217927457"/><text:span text:style-name="T55">Sparkfun 9DoF IMU Breakout</text:span><text:bookmark-end text:name="__DdeLink__2203_4031860680"/><text:span text:style-name="T55"> – </text:span><text:span text:style-name="T56">IMC 20948 – Arduino Library</text:span><text:bookmark-end text:name="__DdeLink__408_4217927457"/></text:p>
      <text:p text:style-name="P21">&gt; Click <text:span text:style-name="T42">1.2.</text:span><text:span text:style-name="T46">5</text:span><text:span text:style-name="T48"> </text:span>Install</text:p>
      <text:p text:style-name="P16">$: sudo chmod -R +666 <text:span text:style-name="Source_20_Text"><text:span text:style-name="T24">/opt/</text:span></text:span><text:span text:style-name="Source_20_Text"><text:span text:style-name="T25">SparkFun</text:span></text:span><text:span text:style-name="Source_20_Text"><text:span text:style-name="T26">_</text:span></text:span><text:span text:style-name="Source_20_Text"><text:span text:style-name="T25">RedBoard</text:span></text:span><text:span text:style-name="Source_20_Text"><text:span text:style-name="T26">_</text:span></text:span><text:span text:style-name="Source_20_Text"><text:span text:style-name="T25">Turbo</text:span></text:span></text:p>
      <text:p text:style-name="P16"><text:span text:style-name="Source_20_Text"><text:span text:style-name="T25"/></text:span></text:p>
      <text:p text:style-name="P10"><text:span text:style-name="T81">A</text:span>n already downloaded copy <text:span text:style-name="T82">of the SparkFun ICM20948 library (used by installation script and Dockerfile) </text:span>can be found here: </text:p>
      <text:p text:style-name="P17"><text:span text:style-name="Source_20_Text"><text:span text:style-name="T36">sw/</text:span></text:span><text:span text:style-name="Source_20_Text"><text:span text:style-name="T37">SparkFun</text:span></text:span><text:span text:style-name="Source_20_Text"><text:span text:style-name="T38">_</text:span></text:span><text:span text:style-name="Source_20_Text"><text:span text:style-name="T37">RedBoard_Turb</text:span></text:span><text:span text:style-name="Source_20_Text"><text:span text:style-name="T68">o/SparkFun_ICM20948_IMU</text:span></text:span><text:span text:style-name="Source_20_Text"><text:span text:style-name="T69">/</text:span></text:span><text:span text:style-name="Source_20_Text"><text:span text:style-name="T57">SparkFun_ICM-20948_ArduinoLibrary-master.zip</text:span></text:span></text:p>
      <text:p text:style-name="P17"><text:span text:style-name="Source_20_Text"><text:span text:style-name="T57"/></text:span></text:p>
      <text:p text:style-name="P13">The library is installed under</text:p>
      <text:p text:style-name="P19"><text:span text:style-name="Source_20_Text"><text:span text:style-name="T13">/opt/</text:span></text:span><text:span text:style-name="Source_20_Text"><text:span text:style-name="T18">SparkFun</text:span></text:span><text:span text:style-name="Source_20_Text"><text:span text:style-name="T19">_</text:span></text:span><text:span text:style-name="Source_20_Text"><text:span text:style-name="T18">RedBoard</text:span></text:span><text:span text:style-name="Source_20_Text"><text:span text:style-name="T19">_</text:span></text:span><text:span text:style-name="Source_20_Text"><text:span text:style-name="T18">Turbo</text:span></text:span><text:span text:style-name="Source_20_Text"><text:span text:style-name="T14">/</text:span></text:span><text:span text:style-name="T49">Arduino/</text:span><text:span text:style-name="T50">libraries/</text:span><text:span text:style-name="T39">SparkFun_9DoF_IMU_Breakout_-_ICM_20948_-_Arduino_Library</text:span><text:span text:style-name="T51">.</text:span></text:p>
      <text:p text:style-name="P30"/>
      <text:h text:style-name="Heading_20_1" text:outline-level="1">Read <text:span text:style-name="T59">IMU</text:span></text:h>
      <text:p text:style-name="P4"><text:span text:style-name="Source_20_Text"><text:span text:style-name="T15">We communicate with the</text:span></text:span><text:span text:style-name="Source_20_Text"><text:span text:style-name="T12"> SparkFun </text:span></text:span><text:span text:style-name="Source_20_Text"><text:span text:style-name="T17">ICM20948 IMU</text:span></text:span><text:span text:style-name="Source_20_Text"><text:span text:style-name="T12"> </text:span></text:span><text:span text:style-name="Source_20_Text"><text:span text:style-name="T15">over </text:span></text:span><text:span text:style-name="Source_20_Text"><text:span text:style-name="T28">I2C</text:span></text:span><text:span text:style-name="Source_20_Text"><text:span text:style-name="T15"> using</text:span></text:span><text:span text:style-name="Source_20_Text"><text:span text:style-name="T12"> </text:span></text:span><text:span text:style-name="Source_20_Text"><text:span text:style-name="T27">address 0x</text:span></text:span><text:span text:style-name="Source_20_Text"><text:span text:style-name="T29">69</text:span></text:span><text:span text:style-name="Source_20_Text"><text:span text:style-name="T12">.</text:span></text:span></text:p>
      <text:p text:style-name="P5"><text:span text:style-name="Source_20_Text"><text:span text:style-name="T16"/></text:span></text:p>
      <text:p text:style-name="P7"><text:span text:style-name="Source_20_Text"><text:span text:style-name="T30">R</text:span></text:span><text:span text:style-name="Source_20_Text"><text:span text:style-name="T31">ead IMU</text:span></text:span></text:p>
      <text:p text:style-name="P23"><text:span text:style-name="T54">$: sudo </text:span><text:span text:style-name="T53">cp -r </text:span><text:span text:style-name="Source_20_Text"><text:span text:style-name="T18">sw/</text:span></text:span><text:span text:style-name="T53">SparkFun_RedBoard_Turbo/</text:span><text:span text:style-name="Source_20_Text"><text:span text:style-name="T20">SparkFun_ICM20948_IMU</text:span></text:span><text:span text:style-name="Source_20_Text"><text:span text:style-name="T67">/</text:span></text:span><text:span text:style-name="Source_20_Text"><text:span text:style-name="T61">r</text:span></text:span><text:span text:style-name="Source_20_Text"><text:span text:style-name="T60">ead_</text:span></text:span><text:span text:style-name="Source_20_Text"><text:span text:style-name="T61">imu</text:span></text:span><text:span text:style-name="T53"> /opt/SparkFun_RedBoard_Turbo/Arduino</text:span></text:p>
      <text:p text:style-name="P21"><text:span text:style-name="T52">$: sudo chmod -R +666 </text:span><text:span text:style-name="Source_20_Text"><text:span text:style-name="T13">/opt/</text:span></text:span><text:span text:style-name="Source_20_Text"><text:span text:style-name="T18">SparkFun</text:span></text:span><text:span text:style-name="Source_20_Text"><text:span text:style-name="T19">_</text:span></text:span><text:span text:style-name="Source_20_Text"><text:span text:style-name="T18">RedBoard</text:span></text:span><text:span text:style-name="Source_20_Text"><text:span text:style-name="T19">_</text:span></text:span><text:span text:style-name="Source_20_Text"><text:span text:style-name="T18">Turbo</text:span></text:span></text:p>
      <text:p text:style-name="P22"/>
      <text:p text:style-name="P22">Arduino IDE</text:p>
      <text:p text:style-name="P25">$: arduino</text:p>
      <text:p text:style-name="P24"><text:span text:style-name="T53">&gt; File&gt;Sketchbook&gt;</text:span><text:span text:style-name="T41">read_</text:span><text:span text:style-name="T47">imu</text:span></text:p>
      <text:p text:style-name="P7"><text:span text:style-name="Source_20_Text"><text:span text:style-name="T21">&gt; Click </text:span></text:span><text:span text:style-name="Source_20_Text"><text:span text:style-name="T22">Serial Monitor icon</text:span></text:span></text:p>
      <text:p text:style-name="P7"><text:span text:style-name="Source_20_Text"><text:span text:style-name="T22">&gt; Select 115200 baud</text:span></text:span></text:p>
      <text:p text:style-name="P7"><text:span text:style-name="Source_20_Text"><text:span text:style-name="T21">&gt; Click </text:span></text:span><text:span text:style-name="Source_20_Text"><text:span text:style-name="T22">Upload icon </text:span></text:span><text:span text:style-name="Source_20_Text"><text:span text:style-name="T23">(until flash is successful)</text:span></text:span></text:p>
      <text:p text:style-name="P7"><text:span text:style-name="Source_20_Text"><text:span text:style-name="T15"/></text:span></text:p>
      <text:p text:style-name="P6"><text:soft-page-break/><text:span text:style-name="Source_20_Text"><text:span text:style-name="T11">SparkFun ICM20948 IMU</text:span></text:span></text:p>
      <text:p text:style-name="P6"><text:span text:style-name="Source_20_Text"><text:span text:style-name="T9">Linear Acceleration [mg]: -</text:span></text:span><text:span text:style-name="Source_20_Text"><text:span text:style-name="T10">6.35</text:span></text:span><text:span text:style-name="Source_20_Text"><text:span text:style-name="T9">/</text:span></text:span><text:span text:style-name="Source_20_Text"><text:span text:style-name="T10">48.83</text:span></text:span><text:span text:style-name="Source_20_Text"><text:span text:style-name="T9">/</text:span></text:span><text:span text:style-name="Source_20_Text"><text:span text:style-name="T10">1022.95</text:span></text:span><text:span text:style-name="Source_20_Text"><text:span text:style-name="T9">, Angular Rate [dps]: </text:span></text:span><text:span text:style-name="Source_20_Text"><text:span text:style-name="T10">1.69</text:span></text:span><text:span text:style-name="Source_20_Text"><text:span text:style-name="T9">/-</text:span></text:span><text:span text:style-name="Source_20_Text"><text:span text:style-name="T10">2.73</text:span></text:span><text:span text:style-name="Source_20_Text"><text:span text:style-name="T9">/</text:span></text:span><text:span text:style-name="Source_20_Text"><text:span text:style-name="T10">0.75</text:span></text:span><text:span text:style-name="Source_20_Text"><text:span text:style-name="T9">, Magnetic Field [uT]: </text:span></text:span><text:span text:style-name="Source_20_Text"><text:span text:style-name="T10">5.70</text:span></text:span><text:span text:style-name="Source_20_Text"><text:span text:style-name="T9">/</text:span></text:span><text:span text:style-name="Source_20_Text"><text:span text:style-name="T10">14.5</text:span></text:span><text:span text:style-name="Source_20_Text"><text:span text:style-name="T9">5/</text:span></text:span><text:span text:style-name="Source_20_Text"><text:span text:style-name="T10">15.90</text:span></text:span><text:span text:style-name="Source_20_Text"><text:span text:style-name="T9">, Temperature [C]: 2</text:span></text:span><text:span text:style-name="Source_20_Text"><text:span text:style-name="T10">9.47</text:span></text:span><text:span text:style-name="Source_20_Text"><text:span text:style-name="T9"> </text:span></text:span></text:p>
      <text:h text:style-name="P27" text:outline-level="1"><text:span text:style-name="Source_20_Text"><text:span text:style-name="T70">Script</text:span></text:span></text:h>
      <text:p text:style-name="P14"><text:span text:style-name="T32">Run as part of the Sensor Suite</text:span><text:span text:style-name="T33"> </text:span><text:span text:style-name="T34">install</text:span><text:span text:style-name="T33">ation</text:span><text:span text:style-name="T34"> </text:span><text:span text:style-name="T35">script</text:span></text:p>
      <text:p text:style-name="P15"><text:span text:style-name="T71">sw/</text:span><text:span text:style-name="Source_20_Text"><text:span text:style-name="T76">NVIDIA_Jetson_Xavier_NX</text:span></text:span><text:span text:style-name="T72">/Sc</text:span><text:span text:style-name="T73">r</text:span><text:span text:style-name="T72">ipts</text:span><text:span text:style-name="T74">$ </text:span><text:span text:style-name="T75">bash </text:span><text:span text:style-name="T64">install-</text:span><text:span text:style-name="T65">7</text:span><text:span text:style-name="T64">-</text:span><text:span text:style-name="T65">Sensor_Suite</text:span><text:span text:style-name="T66">.sh</text:span></text:p>
      <text:h text:style-name="P28" text:outline-level="1">Docker<text:span text:style-name="T79">file</text:span></text:h>
      <text:p text:style-name="P9"><text:span text:style-name="T43">Part of the Sensor Suite</text:span><text:span text:style-name="T44"> </text:span><text:span text:style-name="T45">Dockerfile</text:span></text:p>
      <text:p text:style-name="P9"><text:span text:style-name="Source_20_Text"><text:span text:style-name="T77">sw/</text:span></text:span><text:span text:style-name="Source_20_Text"><text:span text:style-name="T76">NVIDIA_Jetson_Xavier_NX</text:span></text:span><text:span text:style-name="Source_20_Text"><text:span text:style-name="T78">/</text:span></text:span><text:span text:style-name="Source_20_Text"><text:span text:style-name="T77">Docker/</text:span></text:span><text:span text:style-name="Source_20_Text"><text:span text:style-name="T63">Dockerfile-</text:span></text:span><text:span text:style-name="Source_20_Text"><text:span text:style-name="T62">7-Sensor_Suit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/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4ded37" officeooo:paragraph-rsid="01b529b1"/>
    </style:style>
    <style:style style:name="MT1" style:family="text"/>
    <style:style style:name="MT2" style:family="text">
      <style:text-properties style:text-position="super 58%" officeooo:rsid="007dee7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a xlink:type="simple" xlink:href="http://www.aiwerkstatt.com/" text:style-name="Internet_20_link" text:visited-style-name="Visited_20_Internet_20_Link">aiWerkstatt</text:a><text:span text:style-name="MT2">TM</text:span><text:tab/>SensorBox<text:span text:style-name="MT2">TM</text:span> v1.0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6T22:26:01.921532609</meta:creation-date>
    <meta:generator>LibreOffice/6.0.7.3$Linux_X86_64 LibreOffice_project/00m0$Build-3</meta:generator>
    <dc:date>2021-06-21T07:55:13.315318744</dc:date>
    <meta:editing-duration>P1DT21H46M20S</meta:editing-duration>
    <meta:editing-cycles>149</meta:editing-cycles>
    <meta:document-statistic meta:table-count="0" meta:image-count="0" meta:object-count="0" meta:page-count="2" meta:paragraph-count="35" meta:word-count="185" meta:character-count="1582" meta:non-whitespace-character-count="1428"/>
  </office:meta>
</office:document-meta>
</file>